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öhne Mono" svg:font-family="'Söhne Mono', Monaco, 'Andale Mono', 'Ubuntu Mono', monospace"/>
  </office:font-face-decls>
  <office:automatic-styles>
    <style:style style:name="P1" style:family="paragraph" style:parent-style-name="Standard">
      <style:text-properties style:font-name="Loma" fo:font-size="15pt" fo:font-weight="bold" officeooo:rsid="0019a4ad" officeooo:paragraph-rsid="0019a4ad" style:font-size-asian="15pt" style:font-weight-asian="bold" style:font-size-complex="15pt" style:font-weight-complex="bold"/>
    </style:style>
    <style:style style:name="P2" style:family="paragraph" style:parent-style-name="Standard">
      <style:text-properties style:font-name="Loma" fo:font-size="15pt" fo:font-weight="bold" officeooo:rsid="0019a4ad" officeooo:paragraph-rsid="001b1300" style:font-size-asian="15pt" style:font-weight-asian="bold" style:font-size-complex="15pt" style:font-weight-complex="bold"/>
    </style:style>
    <style:style style:name="P3" style:family="paragraph" style:parent-style-name="Standard">
      <style:text-properties style:font-name="Loma" fo:font-size="12pt" fo:font-weight="normal" officeooo:rsid="0019a4ad" officeooo:paragraph-rsid="0019a4ad" style:font-size-asian="12pt" style:font-weight-asian="normal" style:font-size-complex="12pt" style:font-weight-complex="normal"/>
    </style:style>
    <style:style style:name="P4" style:family="paragraph" style:parent-style-name="Standard">
      <style:text-properties style:font-name="Loma" fo:font-size="12pt" fo:font-weight="normal" officeooo:rsid="001a5d3e" officeooo:paragraph-rsid="001a5d3e" style:font-size-asian="12pt" style:font-weight-asian="normal" style:font-size-complex="12pt" style:font-weight-complex="normal"/>
    </style:style>
    <style:style style:name="P5" style:family="paragraph" style:parent-style-name="Standard">
      <style:text-properties style:font-name="Loma" fo:font-size="12pt" fo:font-weight="normal" officeooo:rsid="001bd209" officeooo:paragraph-rsid="001bd209" style:font-size-asian="12pt" style:font-weight-asian="normal" style:font-size-complex="12pt" style:font-weight-complex="normal"/>
    </style:style>
    <style:style style:name="P6" style:family="paragraph" style:parent-style-name="Standard">
      <style:text-properties style:font-name="Loma" fo:font-size="12pt" fo:font-weight="normal" officeooo:rsid="001c06af" officeooo:paragraph-rsid="001c06af" style:font-size-asian="12pt" style:font-weight-asian="normal" style:font-size-complex="12pt" style:font-weight-complex="normal"/>
    </style:style>
    <style:style style:name="P7" style:family="paragraph" style:parent-style-name="Standard">
      <style:text-properties style:font-name="Loma" fo:font-size="12pt" fo:font-weight="normal" officeooo:rsid="001d70c7" officeooo:paragraph-rsid="001d70c7" style:font-size-asian="12pt" style:font-weight-asian="normal" style:font-size-complex="12pt" style:font-weight-complex="normal"/>
    </style:style>
    <style:style style:name="T1" style:family="text">
      <style:text-properties officeooo:rsid="001a5d3e"/>
    </style:style>
    <style:style style:name="T2" style:family="text">
      <style:text-properties officeooo:rsid="001c06af"/>
    </style:style>
    <style:style style:name="T3" style:family="text">
      <style:text-properties officeooo:rsid="001d70c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SPONDA</text:p>
      <text:p text:style-name="P1"/>
      <text:p text:style-name="P1">1. ¿Qué son los setters y getters en PHP? ¿Cuál es su propósito en la programación orientada a objetos?</text:p>
      <text:p text:style-name="P1"/>
      <text:p text:style-name="P3">Son metodos <text:span text:style-name="T1">utilizados en la POO para acceder y modificar los atributos o propiedades de un objeto de una manera controlada. Su proposito es garantizar el encapsulamiento, el mantenimiento, la flexibilidad y la seguridad de datos. </text:span></text:p>
      <text:p text:style-name="P1"/>
      <text:p text:style-name="P1">2. ¿Qué es una interfaz en PHP? ¿Cómo se define y qué métodos debe contener?</text:p>
      <text:p text:style-name="P1"/>
      <text:p text:style-name="P4">Es una especificacion de metodos que las clases que la implementan deben proporcionar. Se utilizan para definir un conjunto de metodos que deben estar presentes en cualquier clase que implemente la interfaz.</text:p>
      <text:p text:style-name="P4">Se define de la siguiente manera:</text:p>
      <text:p text:style-name="P4"/>
      <text:p text:style-name="P4">interface Persona{</text:p>
      <text:p text:style-name="P4"><text:tab/>public function metodoA();</text:p>
      <text:p text:style-name="P4"><text:tab/>public function metodoB();</text:p>
      <text:p text:style-name="P4">}</text:p>
      <text:p text:style-name="P1"/>
      <text:p text:style-name="P1">3. ¿Qué es una clase abstracta en PHP? ¿Cómo se define y qué métodos puede contener?</text:p>
      <text:p text:style-name="P1"/>
      <text:p text:style-name="P5">Es una clase que no puede ser instanciada por si misma y que se utiliza como una plantilla o esqueleto para otras clases. Se define utilizando la palabra clave “abstract” y puede contener implementaciones parciales de métodos, ademas de métodos abstractos que las clases derivadas deben implementar. <text:span text:style-name="T2">Se define de la siguiente forma:</text:span></text:p>
      <text:p text:style-name="P5"/>
      <text:p text:style-name="P6">abstract class C<text:span text:style-name="T3">lase{</text:span></text:p>
      <text:p text:style-name="P7"><text:tab/>public function metodoImplement(){}</text:p>
      <text:p text:style-name="P7"><text:tab/>abstract public function metodoAbstr();</text:p>
      <text:p text:style-name="P7">}</text:p>
      <text:p text:style-name="P1"><text:soft-page-break/></text:p>
      <text:p text:style-name="P1">4. ¿Qué es una excepción en PHP? ¿Cómo se lanza una excepción dentro de una clase?</text:p>
      <text:p text:style-name="P1"/>
      <text:p text:style-name="P1"/>
      <text:p text:style-name="P1"/>
      <text:p text:style-name="P1">5. ¿Qué son los manejadores de excepciones en PHP? ¿Cómo se definen dentro de una clase?</text:p>
      <text:p text:style-name="P1"/>
      <text:p text:style-name="P1"/>
      <text:p text:style-name="P1"/>
      <text:p text:style-name="P1">6. ¿Qué es la encapsulación en POO y cuál es su importancia?</text:p>
      <text:p text:style-name="P1"/>
      <text:p text:style-name="P1"/>
      <text:p text:style-name="P1"/>
      <text:p text:style-name="P1">7. ¿Qué es la herencia en POO y cómo se utiliza?</text:p>
      <text:p text:style-name="P1"/>
      <text:p text:style-name="P1"/>
      <text:p text:style-name="P1"/>
      <text:p text:style-name="P1">8. ¿Qué es el polimorfismo en POO y cuál es su importancia?</text:p>
      <text:p text:style-name="P1"/>
      <text:p text:style-name="P1"/>
      <text:p text:style-name="P1"/>
      <text:p text:style-name="P1">9. ¿Cuáles son los beneficios de utilizar POO en la programación?</text:p>
      <text:p text:style-name="P1"/>
      <text:p text:style-name="P1"/>
      <text:p text:style-name="P1"/>
      <text:p text:style-name="P2">10. ¿Qué es la modularidad en POO y cómo se logra?</text:p>
      <text:p text:style-name="P2"/>
      <text:p text:style-name="P2"/>
      <text:p text:style-name="P2"><text:soft-page-break/></text:p>
      <text:p text:style-name="P2">11. ¿Qué son los patrones de diseño y cómo pueden ayudar en la programación orientada a objetos?</text:p>
      <text:p text:style-name="P2"/>
      <text:p text:style-name="P2"/>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ma" svg:font-family="Loma"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9T17:32:15.200187679</meta:creation-date>
    <dc:date>2023-10-19T18:47:33.405369676</dc:date>
    <meta:editing-duration>PT4M17S</meta:editing-duration>
    <meta:editing-cycles>1</meta:editing-cycles>
    <meta:document-statistic meta:table-count="0" meta:image-count="0" meta:object-count="0" meta:page-count="3" meta:paragraph-count="24" meta:word-count="304" meta:character-count="1793" meta:non-whitespace-character-count="1508"/>
    <meta:generator>LibreOffice/7.3.7.2$Linux_X86_64 LibreOffice_project/30$Build-2</meta:generator>
  </office:meta>
</office:document-meta>
</file>